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ext-properties style:font-name="Liberation Sans" style:font-name-asian="Arial Unicode MS" style:font-name-complex="Arial Unicode MS"/>
    </style:style>
    <style:style style:name="ce26" style:family="table-cell" style:parent-style-name="pd1">
      <style:table-cell-properties fo:background-color="#ff6600"/>
    </style:style>
    <style:style style:name="ce27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7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6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8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5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5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5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5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5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5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5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5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5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5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5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5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5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5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5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5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5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5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5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5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5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8">00/00/0000</text:date>, <text:time style:data-style-name="N2" text:time-value="21:59:15.195001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4-28T22:00:15.163710782</dc:date>
    <meta:editing-duration>P45DT15H12M46S</meta:editing-duration>
    <meta:editing-cycles>355</meta:editing-cycles>
    <dc:creator>Michael </dc:creator>
    <meta:document-statistic meta:table-count="2" meta:cell-count="5201" meta:object-count="0"/>
  </office:meta>
</office:document-meta>
</file>